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"/>
    <style:font-face style:name="Arial" svg:font-family="Arial, sans-serif"/>
    <style:font-face style:name="helvetica" svg:font-family="helvetica, ariel, ''sans serif''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27c66" style:font-weight-asian="bold" style:font-weight-complex="bold"/>
    </style:style>
    <style:style style:name="P2" style:family="paragraph" style:parent-style-name="Standard">
      <style:text-properties fo:font-weight="bold" officeooo:paragraph-rsid="000b122f" style:font-weight-asian="bold" style:font-weight-complex="bold"/>
    </style:style>
    <style:style style:name="P3" style:family="paragraph" style:parent-style-name="Standard">
      <style:text-properties style:use-window-font-color="true" style:font-name="Liberation Sans" fo:font-size="12pt" fo:font-style="normal" fo:font-weight="normal" officeooo:paragraph-rsid="0002802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font-name="Liberation Sans" fo:font-size="12pt" fo:font-style="normal" fo:font-weight="normal" officeooo:rsid="0003ca8e" officeooo:paragraph-rsid="0003ca8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font-name="Liberation Sans" fo:font-size="12pt" fo:font-style="normal" fo:font-weight="normal" officeooo:rsid="0003ca8e" officeooo:paragraph-rsid="000b729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font-name="Liberation Sans" fo:font-size="12pt" fo:font-style="normal" fo:font-weight="normal" officeooo:paragraph-rsid="0003ca8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font-name="Liberation Sans" fo:font-size="12pt" fo:font-style="normal" fo:font-weight="normal" officeooo:paragraph-rsid="000466f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style:font-name="Liberation Sans" fo:font-size="12pt" fo:font-style="normal" fo:font-weight="normal" officeooo:rsid="0005855c" officeooo:paragraph-rsid="0005855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use-window-font-color="true" style:font-name="Liberation Sans" fo:font-size="12pt" fo:font-style="normal" fo:font-weight="normal" officeooo:rsid="000897ed" officeooo:paragraph-rsid="000897e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use-window-font-color="true" style:font-name="Liberation Sans" fo:font-size="12pt" fo:font-style="normal" fo:font-weight="normal" officeooo:paragraph-rsid="000941b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use-window-font-color="true" style:font-name="Liberation Sans" fo:font-size="12pt" fo:font-style="normal" fo:font-weight="normal" officeooo:rsid="000941b9" officeooo:paragraph-rsid="000941b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style:font-name="Liberation Sans" fo:font-size="12pt" fo:font-style="normal" fo:font-weight="normal" officeooo:rsid="000724a2" officeooo:paragraph-rsid="000724a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style:font-name="Liberation Sans" fo:font-size="12pt" fo:font-style="normal" fo:font-weight="normal" officeooo:paragraph-rsid="000b122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style:font-name="Liberation Sans" fo:font-size="12pt" fo:font-style="normal" fo:font-weight="normal" officeooo:rsid="000b122f" officeooo:paragraph-rsid="000b12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style:font-name="Liberation Sans" fo:font-size="12pt" fo:font-style="normal" fo:font-weight="bold" officeooo:rsid="000941b9" officeooo:paragraph-rsid="000b122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use-window-font-color="true" style:font-name="Liberation Sans" fo:font-size="12pt" fo:font-style="normal" fo:font-weight="bold" officeooo:paragraph-rsid="00027c6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use-window-font-color="true" style:font-name="Liberation Sans" fo:font-size="12pt" fo:font-style="normal" fo:font-weight="bold" officeooo:rsid="000466fb" officeooo:paragraph-rsid="000466fb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use-window-font-color="true" style:font-name="Liberation Sans" fo:font-size="12pt" fo:font-style="normal" fo:font-weight="bold" officeooo:rsid="0005855c" officeooo:paragraph-rsid="0005855c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style:font-name="Liberation Sans" fo:font-size="12pt" fo:font-style="normal" fo:font-weight="bold" officeooo:rsid="000897ed" officeooo:paragraph-rsid="000897e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style:font-name="Liberation Sans" fo:font-size="12pt" fo:font-style="normal" fo:font-weight="bold" officeooo:rsid="000b122f" officeooo:paragraph-rsid="000b122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000000" style:font-name="sans-serif" fo:font-size="17.25pt" fo:font-style="normal" fo:font-weight="normal" officeooo:rsid="000897ed" officeooo:paragraph-rsid="000897e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sans-serif" fo:font-size="17.25pt" officeooo:rsid="0005855c" officeooo:paragraph-rsid="0005855c"/>
    </style:style>
    <style:style style:name="P23" style:family="paragraph" style:parent-style-name="Standard">
      <style:text-properties style:font-name="Arial1" fo:font-size="12pt" fo:font-style="italic" fo:font-weight="bold" officeooo:paragraph-rsid="000941b9"/>
    </style:style>
    <style:style style:name="P24" style:family="paragraph" style:parent-style-name="Standard">
      <style:text-properties style:font-name="Arial1" fo:font-size="12pt" fo:font-style="italic" fo:font-weight="bold" officeooo:rsid="000941b9" officeooo:paragraph-rsid="000941b9"/>
    </style:style>
    <style:style style:name="P25" style:family="paragraph" style:parent-style-name="Standard" style:list-style-name="L3">
      <style:text-properties officeooo:paragraph-rsid="00028024"/>
    </style:style>
    <style:style style:name="P26" style:family="paragraph" style:parent-style-name="Standard" style:list-style-name="L5">
      <style:text-properties officeooo:paragraph-rsid="000b122f"/>
    </style:style>
    <style:style style:name="P27" style:family="paragraph" style:parent-style-name="Standard" style:list-style-name="L6">
      <style:text-properties officeooo:paragraph-rsid="0003ca8e"/>
    </style:style>
    <style:style style:name="P28" style:family="paragraph" style:parent-style-name="Standard" style:list-style-name="L7">
      <style:text-properties officeooo:paragraph-rsid="000466fb"/>
    </style:style>
    <style:style style:name="P29" style:family="paragraph" style:parent-style-name="Standard">
      <style:text-properties style:font-name="Liberation Sans" fo:font-size="12pt" officeooo:paragraph-rsid="0005855c"/>
    </style:style>
    <style:style style:name="P30" style:family="paragraph" style:parent-style-name="Standard">
      <style:text-properties style:font-name="Liberation Sans" fo:font-size="12pt" fo:font-weight="normal" officeooo:paragraph-rsid="0005855c" style:font-weight-asian="normal" style:font-weight-complex="normal"/>
    </style:style>
    <style:style style:name="P31" style:family="paragraph" style:parent-style-name="Standard">
      <style:text-properties style:font-name="Liberation Sans" fo:font-size="12pt" fo:font-style="normal" fo:font-weight="normal" officeooo:paragraph-rsid="000941b9"/>
    </style:style>
    <style:style style:name="P32" style:family="paragraph" style:parent-style-name="Text_20_body">
      <style:text-properties style:use-window-font-color="true" fo:font-weight="bold" officeooo:paragraph-rsid="000b122f"/>
    </style:style>
    <style:style style:name="P33" style:family="paragraph" style:parent-style-name="Text_20_body">
      <style:text-properties style:use-window-font-color="true" style:font-name="Liberation Sans" fo:font-size="12pt" fo:font-style="normal" fo:font-weight="normal" officeooo:rsid="000941b9" officeooo:paragraph-rsid="000b122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style:use-window-font-color="true" style:font-name="Liberation Sans" fo:font-size="12pt" fo:font-style="normal" fo:font-weight="normal" officeooo:paragraph-rsid="000897e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text-properties style:use-window-font-color="true" style:font-name="Liberation Sans" fo:font-size="12pt" fo:font-style="normal" fo:font-weight="normal" officeooo:rsid="000897ed" officeooo:paragraph-rsid="000b122f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use-window-font-color="true" style:font-name="Liberation Sans" fo:font-size="12pt" fo:font-style="normal" fo:font-weight="bold" officeooo:rsid="000897ed" officeooo:paragraph-rsid="000897e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>
      <style:text-properties style:use-window-font-color="true" style:font-name="Liberation Sans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text-properties style:font-name="Arial" fo:font-size="20pt" fo:font-style="normal" fo:font-weight="normal" officeooo:paragraph-rsid="000b122f"/>
    </style:style>
    <style:style style:name="P39" style:family="paragraph" style:parent-style-name="Text_20_body">
      <style:text-properties officeooo:rsid="000941b9" officeooo:paragraph-rsid="000b122f"/>
    </style:style>
    <style:style style:name="P40" style:family="paragraph" style:parent-style-name="Text_20_body">
      <style:text-properties fo:font-weight="bold" officeooo:paragraph-rsid="00096075"/>
    </style:style>
    <style:style style:name="P41" style:family="paragraph" style:parent-style-name="Text_20_body">
      <style:text-properties officeooo:paragraph-rsid="000b122f"/>
    </style:style>
    <style:style style:name="P42" style:family="paragraph" style:parent-style-name="Text_20_body" style:list-style-name="L2">
      <style:text-properties officeooo:paragraph-rsid="00028024"/>
    </style:style>
    <style:style style:name="P43" style:family="paragraph" style:parent-style-name="Heading_20_2">
      <style:text-properties style:use-window-font-color="true" style:font-name="Liberation Sans" fo:font-size="12pt" fo:font-style="normal" fo:font-weight="bold" officeooo:paragraph-rsid="000b122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Heading_20_3">
      <style:text-properties style:use-window-font-color="true" style:font-name="Liberation Sans" fo:font-size="12pt" fo:font-style="normal" fo:font-weight="bold" officeooo:paragraph-rsid="000b122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Heading_20_3">
      <style:text-properties style:use-window-font-color="true" style:font-name="Liberation Sans" fo:font-size="12pt" fo:font-style="normal" fo:font-weight="bold" officeooo:rsid="0003ca8e" officeooo:paragraph-rsid="000b122f" style:font-style-asian="normal" style:font-weight-asian="bold" style:font-style-complex="normal" style:font-weight-complex="bold"/>
    </style:style>
    <style:style style:name="P46" style:family="paragraph" style:parent-style-name="Heading_20_1">
      <style:text-properties style:use-window-font-color="true" style:font-name="Liberation Sans" fo:font-size="12pt" fo:font-style="normal" fo:font-weight="bold" officeooo:paragraph-rsid="000466fb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font-name="Liberation Sans" fo:font-size="12pt" fo:font-style="normal" fo:font-weight="bold" officeooo:paragraph-rsid="000466fb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27c66"/>
    </style:style>
    <style:style style:name="T2" style:family="text">
      <style:text-properties officeooo:rsid="0003ca8e"/>
    </style:style>
    <style:style style:name="T3" style:family="text">
      <style:text-properties style:use-window-font-color="tru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fo:font-style="normal" fo:font-weight="normal" officeooo:rsid="0005855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fo:font-style="normal" fo:font-weight="normal" officeooo:rsid="000724a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fo:font-style="normal" officeooo:rsid="0005855c" style:font-size-asian="12pt" style:font-style-asian="normal" style:font-size-complex="12pt" style:font-style-complex="normal"/>
    </style:style>
    <style:style style:name="T7" style:family="text">
      <style:text-properties style:use-window-font-color="true" fo:font-style="normal" officeooo:rsid="000724a2" style:font-size-asian="12pt" style:font-style-asian="normal" style:font-size-complex="12pt" style:font-style-complex="normal"/>
    </style:style>
    <style:style style:name="T8" style:family="text"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font-name="Liberation Sans" fo:font-size="12pt" fo:font-style="normal" fo:font-weight="normal" officeooo:rsid="000941b9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style:font-name="Liberation Sans" fo:font-size="12pt" fo:font-style="normal" fo:font-weight="normal" officeooo:rsid="00096075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font-name="Liberation Sans" fo:font-size="12pt" fo:font-style="normal" fo:font-weight="normal" officeooo:rsid="00027c6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style:font-name="Liberation Sans" fo:font-size="12pt" fo:font-style="normal" fo:font-weight="normal" officeooo:rsid="0003ca8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font-name="Liberation Sans" fo:font-size="12pt" fo:font-style="normal" fo:font-weight="normal" officeooo:rsid="000466f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font-name="Liberation Sans" fo:font-size="12pt" fo:font-style="normal" fo:font-weight="normal" officeooo:rsid="0002802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font-name="Liberation Sans"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use-window-font-color="true"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use-window-font-color="true" style:font-name="Liberation Sans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style:font-name="Liberation Sans" fo:font-size="12pt" fo:language="en" fo:country="US" fo:font-style="normal" fo:font-weight="normal" officeooo:rsid="00027c66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style:font-name="Liberation Sans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use-window-font-color="true" style:font-name="Liberation Sans" fo:font-size="12pt" fo:language="en" fo:country="US" fo:font-style="normal" fo:font-weight="bold" officeooo:rsid="00027c66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use-window-font-color="true" style:font-name="Liberation Sans" fo:font-size="12pt" fo:language="en" fo:country="US" fo:font-style="normal" style:font-size-asian="12pt" style:font-style-asian="normal" style:font-size-complex="12pt" style:font-style-complex="normal"/>
    </style:style>
    <style:style style:name="T22" style:family="text">
      <style:text-properties style:use-window-font-color="true" style:font-name="Liberation Sans" fo:font-size="12pt" fo:language="ru" fo:country="RU" fo:font-style="normal" fo:font-weight="normal" officeooo:rsid="0002802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style:font-name="Liberation Sans" fo:font-size="12pt" fo:language="ru" fo:country="RU" fo:font-style="normal" fo:font-weight="normal" officeooo:rsid="00027c6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use-window-font-color="true" style:font-name="Liberation Sans" fo:font-size="12pt" style:font-size-asian="12pt" style:font-size-complex="12pt"/>
    </style:style>
    <style:style style:name="T25" style:family="text">
      <style:text-properties style:use-window-font-color="true" style:font-name="Liberation Sans" fo:font-size="12p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style:font-name="Liberation Sans" fo:font-size="12pt" officeooo:rsid="000897ed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style:font-name="Liberation Sans" fo:font-size="12pt" officeooo:rsid="000b122f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style:font-name="Liberation San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style:font-name="Liberation Sans" fo:font-style="normal" fo:font-weight="normal" officeooo:rsid="000941b9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officeooo:rsid="000941b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466fb" style:font-weight-asian="bold" style:font-weight-complex="bold"/>
    </style:style>
    <style:style style:name="T34" style:family="text">
      <style:text-properties fo:font-weight="bold" officeooo:rsid="000724a2" style:font-weight-asian="bold" style:font-weight-complex="bold"/>
    </style:style>
    <style:style style:name="T35" style:family="text">
      <style:text-properties fo:font-weight="bold" officeooo:rsid="0003ca8e" style:font-weight-asian="bold" style:font-weight-complex="bold"/>
    </style:style>
    <style:style style:name="T36" style:family="text">
      <style:text-properties fo:font-weight="bold" officeooo:rsid="000466fb" style:font-size-asian="12pt" style:font-weight-asian="bold" style:font-size-complex="12pt" style:font-weight-complex="bold"/>
    </style:style>
    <style:style style:name="T37" style:family="text">
      <style:text-properties officeooo:rsid="000466fb"/>
    </style:style>
    <style:style style:name="T38" style:family="text">
      <style:text-properties officeooo:rsid="000724a2"/>
    </style:style>
    <style:style style:name="T39" style:family="text">
      <style:text-properties officeooo:rsid="000b122f"/>
    </style:style>
    <style:style style:name="T40" style:family="text">
      <style:text-properties fo:font-weight="normal"/>
    </style:style>
    <style:style style:name="T41" style:family="text">
      <style:text-properties fo:font-weight="normal" officeooo:rsid="000b122f"/>
    </style:style>
    <style:style style:name="T42" style:family="text">
      <style:text-properties fo:font-weight="normal" style:font-size-asian="12pt" style:font-weight-asian="normal" style:font-size-complex="12pt" style:font-weight-complex="normal"/>
    </style:style>
    <style:style style:name="T43" style:family="text">
      <style:text-properties fo:font-weight="normal" officeooo:rsid="000897ed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iberation Sans" fo:font-size="12pt" fo:font-style="normal" fo:font-weight="normal" officeooo:rsid="000b122f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font-size-asian="12pt" style:font-size-complex="12pt"/>
    </style:style>
    <style:style style:name="T48" style:family="text">
      <style:text-properties officeooo:rsid="000466fb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6">Ruslan Salakhutdinov</text:span></text:p>
      <text:p text:style-name="P41"><text:span text:style-name="T9">Курс </text:span><text:span text:style-name="T16">Deep Learning Tutorial</text:span><text:span text:style-name="T8"> </text:span><text:span text:style-name="T9">(слайды и видео) </text:span><text:a xlink:type="simple" xlink:href="http://www.cs.toronto.edu/~rsalakhu/">http://www.cs.toronto.edu/~rsalakhu/</text:a></text:p>
      <text:p text:style-name="P41"><text:span text:style-name="T8">Exploiting Image-trained CNN Architectures for Unconstrained Video Classification </text:span><text:a xlink:type="simple" xlink:href="http://arxiv.org/pdf/1503.04144v3.pdf">http://arxiv.org/pdf/1503.04144v3.pdf</text:a><text:span text:style-name="T9"> </text:span></text:p>
      <text:p text:style-name="P40"><text:span text:style-name="T8">Hamming Distance Metric Learning </text:span><text:a xlink:type="simple" xlink:href="http://www.cs.toronto.edu/~rsalakhu/papers/hamm_distance_metric_learning.pdf">http://www.cs.toronto.edu/~rsalakhu/papers/hamm_distance_metric_learning.pdf</text:a><text:span text:style-name="T10"> </text:span></text:p>
      <text:h text:style-name="P43" text:outline-level="2">Geoffrey E. Hinton</text:h>
      <text:p text:style-name="P41"><text:span text:style-name="T9">Курс </text:span><text:span text:style-name="T16">Advanced Machine Learning</text:span><text:span text:style-name="T8"> </text:span><text:a xlink:type="simple" xlink:href="http://www.cs.toronto.edu/~hinton/csc2535/index.html">http://www.cs.toronto.edu/~hinton/csc2535/index.html</text:a><text:span text:style-name="T9"> </text:span></text:p>
      <text:p text:style-name="P33"><text:a xlink:type="simple" xlink:href="http://www.cs.toronto.edu/~tijmen/csc321/">http://www.cs.toronto.edu/~tijmen/csc321/</text:a> </text:p>
      <text:h text:style-name="Heading_20_2" text:outline-level="2"><text:bookmark text:name="research"/><text:span text:style-name="T19">Berkeley </text:span><text:span text:style-name="Strong_20_Emphasis"><text:span text:style-name="T19">Vision and Learning </text:span></text:span><text:span text:style-name="Strong_20_Emphasis"><text:span text:style-name="T20">Center (BVLC)</text:span></text:span></text:h>
      <text:p text:style-name="P37">Pieter Abbeel; Dan Klein</text:p>
      <text:list xml:id="list532075665005404895" text:style-name="L2">
        <text:list-item>
          <text:p text:style-name="P42"><text:span text:style-name="T23">Курс введения в машинное обучение </text:span><text:span text:style-name="T22">(с</text:span><text:span text:style-name="T23">истемы поиска, биомедицинские технологии и видео-игры</text:span><text:span text:style-name="T22">)</text:span><text:span text:style-name="T23"> </text:span><text:a xlink:type="simple" xlink:href="https://www.edx.org/course/artificial-intelligence-uc-berkeleyx-cs188-1x#.VKuKQmTF_og">https://www.edx.org/course/artificial-intelligence-uc-berkeleyx-cs188-1x#.VKuKQmTF_og</text:a></text:p>
        </text:list-item>
        <text:list-item>
          <text:p text:style-name="P42"><text:span text:style-name="T22">Байесовские сети, дереьвья принятия решений и нейронные сети </text:span><text:a xlink:type="simple" xlink:href="https://courses.edx.org/courses/BerkeleyX/CS188x_1/1T2013/20021a0a32d14a31b087db8d4bb582fd/">https://courses.edx.org/courses/BerkeleyX/CS188x_1/1T2013/20021a0a32d14a31b087db8d4bb582fd/</text:a></text:p>
        </text:list-item>
      </text:list>
      <text:p text:style-name="P1"><text:span text:style-name="T21">Pieter Abbeel; Sandy Huang; Zoe McCarthy </text:span></text:p>
      <text:list xml:id="list5468897310897820249" text:style-name="L3">
        <text:list-item>
          <text:p text:style-name="P25"><text:span text:style-name="T23">Курс</text:span><text:span text:style-name="T18"> </text:span><text:span text:style-name="T8">Advanced </text:span><text:span text:style-name="T17">Ro</text:span><text:span text:style-name="T18">botics</text:span><text:span text:style-name="T11"> (создание беспилотных автомобилей и роботов) </text:span><text:a xlink:type="simple" xlink:href="http://www.cs.berkeley.edu/~pabbeel/cs287-fa15/">http://www.cs.berkeley.edu/~pabbeel/cs287-fa15/</text:a></text:p>
        </text:list-item>
      </text:list>
      <text:p text:style-name="P3"/>
      <text:p text:style-name="P2"><text:span text:style-name="T15">Pieter Abbeel; John Schulman</text:span></text:p>
      <text:list xml:id="list5478570430944689612" text:style-name="L5">
        <text:list-item>
          <text:p text:style-name="P26"><text:span text:style-name="T14">Deep Reinforcement Learning</text:span></text:p>
          <text:p text:style-name="P26"><text:a xlink:type="simple" xlink:href="http://rll.berkeley.edu/deeprlcourse/">http://rll.berkeley.edu/deeprlcourse/</text:a><text:span text:style-name="T14"> </text:span><text:a xlink:type="simple" xlink:href="http://rll.berkeley.edu/deeprlcourse/docs/2015.08.26.Lecture01Intro.pdf">http://rll.berkeley.edu/deeprlcourse/docs/2015.08.26.Lecture01Intro.pdf</text:a></text:p>
        </text:list-item>
      </text:list>
      <text:p text:style-name="P16"/>
      <text:p text:style-name="P16"><text:span text:style-name="T1">Trevor Darrell</text:span></text:p>
      <text:list xml:id="list3217452077920946470" text:style-name="L6">
        <text:list-item>
          <text:p text:style-name="P27"><text:span text:style-name="T12">Caffe </text:span><text:a xlink:type="simple" xlink:href="http://caffe.berkeleyvision.org/">http://caffe.berkeleyvision.org/</text:a></text:p>
        </text:list-item>
        <text:list-item>
          <text:p text:style-name="P27"><text:span text:style-name="T12">LRCN </text:span><text:a xlink:type="simple" xlink:href="http://jeffdonahue.com/lrcn/">http://jeffdonahue.com/lrcn/</text:a></text:p>
        </text:list-item>
        <text:list-item>
          <text:p text:style-name="P27"><text:span text:style-name="T12">LSDA </text:span><text:a xlink:type="simple" xlink:href="http://lsda.berkeleyvision.org/">http://lsda.berkeleyvision.org/</text:a></text:p>
        </text:list-item>
        <text:list-item>
          <text:p text:style-name="P27"><text:span text:style-name="T12">Raptor </text:span><text:a xlink:type="simple" xlink:href="http://raptor.berkeleyvision.org/">http://raptor.berkeleyvision.org/</text:a></text:p>
        </text:list-item>
      </text:list>
      <text:p text:style-name="P4"/>
      <text:list xml:id="list181825077457221" text:continue-numbering="true" text:style-name="L6">
        <text:list-item>
          <text:p text:style-name="P27"><text:span text:style-name="T12">Interactive Adaptation of Real-Time Object Detectors </text:span><text:a xlink:type="simple" xlink:href="http://hera.inf-cv.uni-jena.de:6680/pdf/Goehring14:ITR">http://hera.inf-cv.uni-jena.de:6680/pdf/Goehring14:ITR</text:a></text:p>
        </text:list-item>
        <text:list-item>
          <text:p text:style-name="P27"><text:span text:style-name="T12">Caffe: Convolutional Architecture </text:span><text:span text:style-name="T8">for Fast Feature Embedding </text:span><text:a xlink:type="simple" xlink:href="http://ucb-icsi-vision-group.github.io/caffe-paper/caffe.pdf">http://ucb-icsi-vision-group.github.io/caffe-paper/caffe.pdf</text:a><text:span text:style-name="T12"> </text:span></text:p>
        </text:list-item>
      </text:list>
      <text:p text:style-name="P6"/>
      <text:p text:style-name="P47">Alexei (Alyosha) Efros</text:p>
      <text:list xml:id="list1718667841767536507" text:style-name="L7">
        <text:list-item>
          <text:p text:style-name="P28"><text:span text:style-name="T13">Разглядывать машинки </text:span><text:a xlink:type="simple" xlink:href="http://web.cs.ucdavis.edu/~yjlee/iccv2013.html">http://web.cs.ucdavis.edu/~yjlee/iccv2013.html</text:a></text:p>
        </text:list-item>
      </text:list>
      <text:h text:style-name="P46" text:outline-level="1"><text:soft-page-break/><text:span text:style-name="T37">Michael I. Jordan (</text:span>IEEE <text:span text:style-name="T46">Neural Networks Pioneer Award</text:span>, 2006 <text:span text:style-name="T37">)</text:span></text:h>
      <text:p text:style-name="P41"><text:span text:style-name="T8">On discriminative vs. generative classifiers: A comparison of logistic regression and naive bayes </text:span><text:a xlink:type="simple" xlink:href="http://machinelearning.wustl.edu/mlpapers/paper_files/nips02-AA28.pdf">http://machinelearning.wustl.edu/mlpapers/paper_files/nips02-AA28.pdf</text:a><text:span text:style-name="T13"> </text:span></text:p>
      <text:p text:style-name="P41"><text:span text:style-name="T13">Distance </text:span><text:span text:style-name="T8">Metric Learning, with Application to Clustering with Side-Information </text:span><text:a xlink:type="simple" xlink:href="http://machinelearning.wustl.edu/mlpapers/paper_files/AA03.pdf">http://machinelearning.wustl.edu/mlpapers/paper_files/AA03.pdf</text:a><text:span text:style-name="T13"> </text:span></text:p>
      <text:p text:style-name="P7"/>
      <text:p text:style-name="P17">Jitendra Malik</text:p>
      <text:p text:style-name="P29"><text:span text:style-name="T4">Analyzing the Performance of Multilayer Neural </text:span><text:span text:style-name="T3">Networks for Object Recognition </text:span><text:a xlink:type="simple" xlink:href="http://http.cs.berkeley.edu/Research/Projects/CS/vision/papers/PulkitECCV2014.pdf">http://http.cs.berkeley.edu/Research/Projects/CS/vision/papers/PulkitECCV2014.pdf</text:a><text:span text:style-name="T4"> </text:span></text:p>
      <text:p text:style-name="P22"><text:span text:style-name="T8">Еще пример на машинках </text:span><text:a xlink:type="simple" xlink:href="http://http.cs.berkeley.edu/Research/Projects/CS/vision/shape/frome-sc3d.pdf">http://http.cs.berkeley.edu/Research/Projects/CS/vision/shape/frome-sc3d.pdf</text:a></text:p>
      <text:p text:style-name="P8"><text:tab/></text:p>
      <text:p text:style-name="P18">Joseph E. Gonzalez </text:p>
      <text:p text:style-name="P29"><text:span text:style-name="T4">Optimistic Concurrency Control </text:span><text:span text:style-name="T3">for Distributed Unsupervised Learning </text:span><text:a xlink:type="simple" xlink:href="http://arxiv.org/pdf/1307.8049v1.pdf">http://arxiv.org/pdf/1307.8049v1.pdf</text:a><text:span text:style-name="T5"> </text:span></text:p>
      <text:p text:style-name="P30"><text:span text:style-name="T6">ImageNet Large-Scale Visual Recognition Challenge 2014 Going deeper with convolutions </text:span><text:a xlink:type="simple" xlink:href="http://arxiv.org/pdf/1409.4842v1.pdf">http://arxiv.org/pdf/1409.4842v1.pdf</text:a><text:span text:style-name="T7"> </text:span></text:p>
      <text:p text:style-name="P30"><text:span text:style-name="T7"/></text:p>
      <text:h text:style-name="P45" text:outline-level="3"><text:span text:style-name="T47">Andrew Ng</text:span></text:h>
      <text:h text:style-name="P45" text:outline-level="3"><text:span text:style-name="T42">Classification with Hybrid Generative/Discriminative Models </text:span><text:a xlink:type="simple" xlink:href="http://machinelearning.wustl.edu/mlpapers/paper_files/NIPS2003_AA69.pdf"><text:span text:style-name="T43">http://machinelearning.wustl.edu/mlpapers/paper_files/NIPS2003_AA69.pdf</text:span></text:a></text:h>
      <text:p text:style-name="P35"><text:span text:style-name="T47">Похожее сравнение сетей есть у </text:span><text:span text:style-name="T36">Michael I. Jordan</text:span><text:span text:style-name="T48">, </text:span><text:span text:style-name="T47">кстати статью </text:span><text:span text:style-name="T48">Distance </text:span><text:span text:style-name="T47">Metric Learning, with Application to Clustering with Side-Information они писали вместе.</text:span></text:p>
      <text:p text:style-name="P35"><text:span text:style-name="T47">Self-Taught Learning: Transfer Learning from Unlabeled Data </text:span><text:a xlink:type="simple" xlink:href="http://machinelearning.wustl.edu/mlpapers/paper_files/icml2007_RainaBLPN07.pdf"><text:span text:style-name="T47">http://machinelearning.wustl.edu/mlpapers/paper_files/icml2007_RainaBLPN07.pdf</text:span></text:a></text:p>
      <text:p text:style-name="P21"><text:span text:style-name="T24">Large-scale Deep Unsupervised Learning using Graphics Processors </text:span><text:a xlink:type="simple" xlink:href="http://ai.stanford.edu/~ang/papers/icml09-LargeScaleUnsupervisedDeepLearningGPU.pdf">http://ai.stanford.edu/~ang/papers/icml09-LargeScaleUnsupervisedDeepLearningGPU.pdf</text:a></text:p>
      <text:p text:style-name="P9"/>
      <text:p text:style-name="P9">Tiled convolutional neural networks</text:p>
      <text:p text:style-name="P21"><text:a xlink:type="simple" xlink:href="http://ai.stanford.edu/~ang/papers/nips10-TiledConvolutionalNeuralNetworks.pdf">http://ai.stanford.edu/~ang/papers/nips10-TiledConvolutionalNeuralNetworks.pdf</text:a><text:span text:style-name="T24"> </text:span></text:p>
      <text:p text:style-name="P19"/>
      <text:p text:style-name="P36">Yann LeCun</text:p>
      <text:p text:style-name="P38"><text:span text:style-name="T26">Мега-статья про выделение и классификацию объектов на картинке </text:span></text:p>
      <text:p text:style-name="P38"><text:bookmark text:name="selected"/><text:span text:style-name="T25">Learning Hierarchical Features for Scene Labeling </text:span><text:a xlink:type="simple" xlink:href="http://yann.lecun.com/exdb/publis/pdf/farabet-pami-13.pdf"><text:span text:style-name="T26">http://yann.lecun.com/exdb/publis/pdf/farabet-pami-13.pd</text:span></text:a><text:a xlink:type="simple" xlink:href="http://yann.lecun.com/exdb/publis/pdf/farabet-pami-13.pdf"><text:span text:style-name="T27">f</text:span></text:a></text:p>
      <text:p text:style-name="P23"><text:bookmark text:name="selected1"/><text:span text:style-name="T28">Efficient BackProp </text:span><text:a xlink:type="simple" xlink:href="http://yann.lecun.com/exdb/publis/pdf/lecun-98b.pdf">http://yann.lecun.com/exdb/publis/pdf/lecun-98b.pdf</text:a><text:span text:style-name="T29"> </text:span></text:p>
      <text:p text:style-name="P31"><text:bookmark text:name="simard-99"/><text:span text:style-name="T30">Boxlets: a fast convolution algorithm for neural networks and signal processing </text:span><text:a xlink:type="simple" xlink:href="http://yann.lecun.com/exdb/publis/pdf/simard-99.pdf">http://yann.lecun.com/exdb/publis/pdf/simard-99.pdf</text:a><text:span text:style-name="T31"> </text:span></text:p>
      <text:p text:style-name="P10">Understanding Deep Architectures using a Recursive Convolutional Network</text:p>
      <text:p text:style-name="P24"><text:a xlink:type="simple" xlink:href="http://yann.lecun.com/exdb/publis/pdf/eigen-iclr-14.pdf">http://yann.lecun.com/exdb/publis/pdf/eigen-iclr-14.pdf</text:a><text:span text:style-name="T28"> </text:span></text:p>
      <text:p text:style-name="P11"/>
      <text:h text:style-name="P44" text:outline-level="3">Yangqing Jia</text:h>
      <text:p text:style-name="P32"><text:span text:style-name="T44">Trace Ratio Problem Revisited </text:span><text:a xlink:type="simple" xlink:href="http://daggerfs.com/assets/pdf/tnn_traceratio.pdf"><text:span text:style-name="T45">http://daggerfs.com/assets/pdf/tnn_traceratio.pdf</text:span></text:a></text:p>
      <text:p text:style-name="P15"><text:soft-page-break/><text:span text:style-name="T40">Normalized Tree Partitioning for Image Segmentation </text:span><text:a xlink:type="simple" xlink:href="http://daggerfs.com/assets/pdf/cvpr08_ntp.pdf"><text:span text:style-name="T41">http://daggerfs.com/assets/pdf/cvpr08_ntp.pdf</text:span></text:a></text:p>
      <text:p text:style-name="P34"/>
      <text:p text:style-name="P4"/>
      <text:p text:style-name="P4"/>
      <text:p text:style-name="P20">Словарь сокращений</text:p>
      <text:p text:style-name="P4"><text:span text:style-name="T32">Сaffe</text:span> — <text:s/>Convolutional Architecture for Fast Feature Embedding</text:p>
      <text:p text:style-name="P13"><text:span text:style-name="T34">CNN</text:span><text:span text:style-name="T38"> — C</text:span>onvolutional neural network<text:span text:style-name="T2"><text:tab/></text:span></text:p>
      <text:p text:style-name="P12"><text:span text:style-name="T32">DCNN</text:span> <text:span text:style-name="T2">—</text:span> <text:span text:style-name="T39">D</text:span>eep convolutional neural network</text:p>
      <text:p text:style-name="P5"><text:span text:style-name="T32">ICA</text:span> — Independent Components Analysis</text:p>
      <text:p text:style-name="P6"><text:span text:style-name="T35">LRCN</text:span><text:span text:style-name="T2"> — </text:span>Long-term Recurrent Convolutional Networks </text:p>
      <text:p text:style-name="P6"><text:span text:style-name="T35">LSDA</text:span><text:span text:style-name="T2"> — </text:span>Large Scale Detector Adaptation</text:p>
      <text:p text:style-name="P13"><text:span text:style-name="T35">ML</text:span><text:span text:style-name="T2"> — Machine learning</text:span></text:p>
      <text:p text:style-name="P14"><text:span text:style-name="T32">MNN</text:span> <text:span text:style-name="T2">— </text:span>Multylayer neural network </text:p>
      <text:p text:style-name="P13"><text:span text:style-name="T32">Raptor</text:span> <text:span text:style-name="T2">—</text:span><text:bookmark text:name="project_tagline"/><text:span text:style-name="T2"> </text:span>Realtime adAPtive detecTOR</text:p>
      <text:p text:style-name="P6"><text:span text:style-name="T35">RL</text:span><text:span text:style-name="T2"> — </text:span>Reinforcement Le<text:span text:style-name="T2">arning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"/>
    <style:font-face style:name="Arial" svg:font-family="Arial, sans-serif"/>
    <style:font-face style:name="helvetica" svg:font-family="helvetica, ariel, ''sans serif''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</meta:initial-creator>
    <meta:creation-date>2015-12-01T14:30:36.718989725</meta:creation-date>
    <dc:date>2015-12-01T18:18:24.469445873</dc:date>
    <dc:creator>pavel </dc:creator>
    <meta:editing-duration>PT2H16M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63" meta:word-count="357" meta:character-count="4369" meta:non-whitespace-character-count="4054"/>
  </office:meta>
</office:document-meta>
</file>